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Heading">
      <style:text-properties officeooo:rsid="000f755f" officeooo:paragraph-rsid="000f755f"/>
    </style:style>
    <style:style style:name="P2" style:family="paragraph" style:parent-style-name="Heading">
      <style:text-properties officeooo:rsid="001222d0" officeooo:paragraph-rsid="001222d0"/>
    </style:style>
    <style:style style:name="P3" style:family="paragraph" style:parent-style-name="Heading">
      <style:text-properties officeooo:rsid="00146c36" officeooo:paragraph-rsid="00146c36"/>
    </style:style>
    <style:style style:name="P4" style:family="paragraph" style:parent-style-name="Heading">
      <style:text-properties officeooo:rsid="001577f4" officeooo:paragraph-rsid="001577f4"/>
    </style:style>
    <style:style style:name="P5" style:family="paragraph" style:parent-style-name="Heading">
      <style:text-properties officeooo:paragraph-rsid="001577f4"/>
    </style:style>
    <style:style style:name="P6" style:family="paragraph" style:parent-style-name="Heading">
      <style:text-properties officeooo:rsid="0017bca3" officeooo:paragraph-rsid="0017bca3"/>
    </style:style>
    <style:style style:name="P7" style:family="paragraph" style:parent-style-name="Text_20_body">
      <style:text-properties officeooo:rsid="000a4272" officeooo:paragraph-rsid="000a4272"/>
    </style:style>
    <style:style style:name="P8" style:family="paragraph" style:parent-style-name="Text_20_body">
      <style:text-properties officeooo:rsid="000aec17" officeooo:paragraph-rsid="000f755f"/>
    </style:style>
    <style:style style:name="P9" style:family="paragraph" style:parent-style-name="Text_20_body">
      <style:text-properties officeooo:rsid="000f755f" officeooo:paragraph-rsid="000f755f"/>
    </style:style>
    <style:style style:name="P10" style:family="paragraph" style:parent-style-name="Text_20_body">
      <style:text-properties officeooo:paragraph-rsid="00146c36"/>
    </style:style>
    <style:style style:name="P11" style:family="paragraph" style:parent-style-name="Text_20_body">
      <style:text-properties officeooo:rsid="0022f713" officeooo:paragraph-rsid="0022f713"/>
    </style:style>
    <style:style style:name="P12" style:family="paragraph" style:parent-style-name="Title">
      <style:text-properties officeooo:rsid="000a4272" officeooo:paragraph-rsid="000a4272"/>
    </style:style>
    <style:style style:name="P13" style:family="paragraph" style:parent-style-name="Subtitle">
      <style:text-properties officeooo:rsid="000a4272" officeooo:paragraph-rsid="000a4272"/>
    </style:style>
    <style:style style:name="P14" style:family="paragraph" style:parent-style-name="Subtitle">
      <style:text-properties officeooo:rsid="00144b81"/>
    </style:style>
    <style:style style:name="P15" style:family="paragraph" style:parent-style-name="Heading">
      <style:text-properties officeooo:rsid="00327351" officeooo:paragraph-rsid="00327351"/>
    </style:style>
    <style:style style:name="P16" style:family="paragraph" style:parent-style-name="Heading">
      <style:text-properties officeooo:rsid="003366a2" officeooo:paragraph-rsid="003366a2"/>
    </style:style>
    <style:style style:name="P17" style:family="paragraph" style:parent-style-name="Text_20_body" style:list-style-name="L1">
      <style:text-properties officeooo:rsid="000a4272" officeooo:paragraph-rsid="000a4272"/>
    </style:style>
    <style:style style:name="P18" style:family="paragraph" style:parent-style-name="Text_20_body" style:list-style-name="L1">
      <style:text-properties officeooo:rsid="000bbf28" officeooo:paragraph-rsid="000bbf28"/>
    </style:style>
    <style:style style:name="P19" style:family="paragraph" style:parent-style-name="Text_20_body" style:list-style-name="L1">
      <style:text-properties officeooo:rsid="000aec17" officeooo:paragraph-rsid="000aec17"/>
    </style:style>
    <style:style style:name="P20" style:family="paragraph" style:parent-style-name="Text_20_body" style:list-style-name="L2">
      <style:text-properties officeooo:rsid="000cc79f" officeooo:paragraph-rsid="000cc79f"/>
    </style:style>
    <style:style style:name="P21" style:family="paragraph" style:parent-style-name="Text_20_body" style:list-style-name="L2">
      <style:text-properties officeooo:rsid="000dd38d" officeooo:paragraph-rsid="000dd38d"/>
    </style:style>
    <style:style style:name="P22" style:family="paragraph" style:parent-style-name="Text_20_body" style:list-style-name="L3">
      <style:text-properties officeooo:rsid="000dd38d" officeooo:paragraph-rsid="000dd38d"/>
    </style:style>
    <style:style style:name="P23" style:family="paragraph" style:parent-style-name="Text_20_body" style:list-style-name="L4">
      <style:text-properties officeooo:rsid="000dd38d" officeooo:paragraph-rsid="000dd38d"/>
    </style:style>
    <style:style style:name="P24" style:family="paragraph" style:parent-style-name="Text_20_body" style:list-style-name="L5">
      <style:text-properties officeooo:rsid="001222d0" officeooo:paragraph-rsid="001222d0"/>
    </style:style>
    <style:style style:name="P25" style:family="paragraph" style:parent-style-name="Text_20_body" style:list-style-name="L9">
      <style:text-properties officeooo:rsid="001222d0" officeooo:paragraph-rsid="001222d0"/>
    </style:style>
    <style:style style:name="P26" style:family="paragraph" style:parent-style-name="Text_20_body" style:list-style-name="L10">
      <style:text-properties officeooo:rsid="001222d0" officeooo:paragraph-rsid="001222d0"/>
    </style:style>
    <style:style style:name="P27" style:family="paragraph" style:parent-style-name="Text_20_body" style:list-style-name="L11">
      <style:text-properties officeooo:rsid="001222d0" officeooo:paragraph-rsid="0012f7f2"/>
    </style:style>
    <style:style style:name="P28" style:family="paragraph" style:parent-style-name="Text_20_body" style:list-style-name="L11">
      <style:text-properties officeooo:rsid="001222d0" officeooo:paragraph-rsid="001222d0"/>
    </style:style>
    <style:style style:name="P29" style:family="paragraph" style:parent-style-name="Text_20_body" style:list-style-name="L6">
      <style:text-properties officeooo:rsid="0012f7f2" officeooo:paragraph-rsid="0012f7f2"/>
    </style:style>
    <style:style style:name="P30" style:family="paragraph" style:parent-style-name="Text_20_body" style:list-style-name="L12">
      <style:text-properties officeooo:rsid="0012f7f2" officeooo:paragraph-rsid="0012f7f2"/>
    </style:style>
    <style:style style:name="P31" style:family="paragraph" style:parent-style-name="Text_20_body" style:list-style-name="L7">
      <style:text-properties officeooo:rsid="000f755f" officeooo:paragraph-rsid="000f755f"/>
    </style:style>
    <style:style style:name="P32" style:family="paragraph" style:parent-style-name="Text_20_body" style:list-style-name="L8">
      <style:text-properties officeooo:rsid="000f755f" officeooo:paragraph-rsid="000f755f"/>
    </style:style>
    <style:style style:name="P33" style:family="paragraph" style:parent-style-name="Text_20_body" style:list-style-name="L7">
      <style:text-properties officeooo:rsid="002e2baa" officeooo:paragraph-rsid="002e2baa"/>
    </style:style>
    <style:style style:name="P34" style:family="paragraph" style:parent-style-name="Text_20_body" style:list-style-name="L8">
      <style:text-properties officeooo:rsid="00144b81" officeooo:paragraph-rsid="00144b81"/>
    </style:style>
    <style:style style:name="P35" style:family="paragraph" style:parent-style-name="Text_20_body" style:list-style-name="L13">
      <style:text-properties officeooo:rsid="002d3ad6" officeooo:paragraph-rsid="002d3ad6"/>
    </style:style>
    <style:style style:name="P36" style:family="paragraph" style:parent-style-name="Text_20_body" style:list-style-name="L18">
      <style:text-properties officeooo:rsid="002d3ad6" officeooo:paragraph-rsid="0030eb03"/>
    </style:style>
    <style:style style:name="P37" style:family="paragraph" style:parent-style-name="Text_20_body" style:list-style-name="L19">
      <style:text-properties officeooo:rsid="002d3ad6" officeooo:paragraph-rsid="002d3ad6"/>
    </style:style>
    <style:style style:name="P38" style:family="paragraph" style:parent-style-name="Text_20_body" style:list-style-name="L20">
      <style:text-properties officeooo:rsid="002d3ad6" officeooo:paragraph-rsid="002d3ad6"/>
    </style:style>
    <style:style style:name="P39" style:family="paragraph" style:parent-style-name="Text_20_body" style:list-style-name="L13">
      <style:text-properties officeooo:rsid="00146c36" officeooo:paragraph-rsid="00146c36"/>
    </style:style>
    <style:style style:name="P40" style:family="paragraph" style:parent-style-name="Text_20_body" style:list-style-name="L14">
      <style:text-properties officeooo:rsid="00146c36" officeooo:paragraph-rsid="00146c36"/>
    </style:style>
    <style:style style:name="P41" style:family="paragraph" style:parent-style-name="Text_20_body" style:list-style-name="L15">
      <style:text-properties officeooo:rsid="00146c36" officeooo:paragraph-rsid="00146c36"/>
    </style:style>
    <style:style style:name="P42" style:family="paragraph" style:parent-style-name="Text_20_body" style:list-style-name="L30">
      <style:text-properties officeooo:rsid="00146c36" officeooo:paragraph-rsid="0017bca3"/>
    </style:style>
    <style:style style:name="P43" style:family="paragraph" style:parent-style-name="Text_20_body" style:list-style-name="L15">
      <style:text-properties officeooo:rsid="001e8a2d" officeooo:paragraph-rsid="001e8a2d"/>
    </style:style>
    <style:style style:name="P44" style:family="paragraph" style:parent-style-name="Text_20_body" style:list-style-name="L16">
      <style:text-properties officeooo:rsid="0028548a" officeooo:paragraph-rsid="001e8a2d"/>
    </style:style>
    <style:style style:name="P45" style:family="paragraph" style:parent-style-name="Text_20_body" style:list-style-name="L17">
      <style:text-properties officeooo:rsid="0028548a" officeooo:paragraph-rsid="0028548a"/>
    </style:style>
    <style:style style:name="P46" style:family="paragraph" style:parent-style-name="Text_20_body" style:list-style-name="L18">
      <style:text-properties officeooo:rsid="0028548a" officeooo:paragraph-rsid="0028548a"/>
    </style:style>
    <style:style style:name="P47" style:family="paragraph" style:parent-style-name="Text_20_body" style:list-style-name="L24">
      <style:text-properties officeooo:rsid="0028548a" officeooo:paragraph-rsid="002b6ba2"/>
    </style:style>
    <style:style style:name="P48" style:family="paragraph" style:parent-style-name="Text_20_body" style:list-style-name="L24">
      <style:text-properties officeooo:rsid="0028548a" officeooo:paragraph-rsid="0030753e"/>
    </style:style>
    <style:style style:name="P49" style:family="paragraph" style:parent-style-name="Text_20_body" style:list-style-name="L15">
      <style:text-properties officeooo:rsid="0021faa6" officeooo:paragraph-rsid="0021faa6"/>
    </style:style>
    <style:style style:name="P50" style:family="paragraph" style:parent-style-name="Text_20_body" style:list-style-name="L18">
      <style:text-properties officeooo:rsid="0021faa6" officeooo:paragraph-rsid="0021faa6"/>
    </style:style>
    <style:style style:name="P51" style:family="paragraph" style:parent-style-name="Text_20_body" style:list-style-name="L21">
      <style:text-properties officeooo:rsid="0021faa6" officeooo:paragraph-rsid="0021faa6"/>
    </style:style>
    <style:style style:name="P52" style:family="paragraph" style:parent-style-name="Text_20_body" style:list-style-name="L22">
      <style:text-properties officeooo:rsid="0021faa6" officeooo:paragraph-rsid="0021faa6"/>
    </style:style>
    <style:style style:name="P53" style:family="paragraph" style:parent-style-name="Text_20_body" style:list-style-name="L20">
      <style:text-properties officeooo:rsid="0022f713" officeooo:paragraph-rsid="0022f713"/>
    </style:style>
    <style:style style:name="P54" style:family="paragraph" style:parent-style-name="Text_20_body" style:list-style-name="L18">
      <style:text-properties officeooo:rsid="0022f713" officeooo:paragraph-rsid="0022f713"/>
    </style:style>
    <style:style style:name="P55" style:family="paragraph" style:parent-style-name="Text_20_body" style:list-style-name="L18">
      <style:text-properties officeooo:rsid="00210f9a" officeooo:paragraph-rsid="0021faa6"/>
    </style:style>
    <style:style style:name="P56" style:family="paragraph" style:parent-style-name="Text_20_body" style:list-style-name="L25">
      <style:text-properties officeooo:rsid="00210f9a" officeooo:paragraph-rsid="00210f9a"/>
    </style:style>
    <style:style style:name="P57" style:family="paragraph" style:parent-style-name="Text_20_body" style:list-style-name="L21">
      <style:text-properties officeooo:rsid="0030753e" officeooo:paragraph-rsid="0030753e"/>
    </style:style>
    <style:style style:name="P58" style:family="paragraph" style:parent-style-name="Text_20_body" style:list-style-name="L22">
      <style:text-properties officeooo:rsid="0024bdb4" officeooo:paragraph-rsid="0024bdb4"/>
    </style:style>
    <style:style style:name="P59" style:family="paragraph" style:parent-style-name="Text_20_body" style:list-style-name="L18">
      <style:text-properties officeooo:rsid="0024bdb4" officeooo:paragraph-rsid="0024bdb4"/>
    </style:style>
    <style:style style:name="P60" style:family="paragraph" style:parent-style-name="Text_20_body" style:list-style-name="L23">
      <style:text-properties officeooo:rsid="0024bdb4" officeooo:paragraph-rsid="0024bdb4"/>
    </style:style>
    <style:style style:name="P61" style:family="paragraph" style:parent-style-name="Text_20_body" style:list-style-name="L23">
      <style:text-properties officeooo:rsid="0026aa70" officeooo:paragraph-rsid="0026aa70"/>
    </style:style>
    <style:style style:name="P62" style:family="paragraph" style:parent-style-name="Text_20_body" style:list-style-name="L26">
      <style:text-properties officeooo:rsid="001577f4" officeooo:paragraph-rsid="001577f4"/>
    </style:style>
    <style:style style:name="P63" style:family="paragraph" style:parent-style-name="Text_20_body" style:list-style-name="L27">
      <style:text-properties officeooo:rsid="00173b17" officeooo:paragraph-rsid="00173b17"/>
    </style:style>
    <style:style style:name="P64" style:family="paragraph" style:parent-style-name="Text_20_body" style:list-style-name="L30">
      <style:text-properties officeooo:rsid="00173b17" officeooo:paragraph-rsid="001e8a2d"/>
    </style:style>
    <style:style style:name="P65" style:family="paragraph" style:parent-style-name="Text_20_body" style:list-style-name="L31">
      <style:text-properties officeooo:rsid="00173b17" officeooo:paragraph-rsid="001cb5c5"/>
    </style:style>
    <style:style style:name="P66" style:family="paragraph" style:parent-style-name="Text_20_body" style:list-style-name="L31">
      <style:text-properties officeooo:rsid="00173b17" officeooo:paragraph-rsid="00173b17"/>
    </style:style>
    <style:style style:name="P67" style:family="paragraph" style:parent-style-name="Text_20_body" style:list-style-name="L33">
      <style:text-properties officeooo:rsid="00173b17" officeooo:paragraph-rsid="00173b17"/>
    </style:style>
    <style:style style:name="P68" style:family="paragraph" style:parent-style-name="Text_20_body" style:list-style-name="L34">
      <style:text-properties officeooo:rsid="00173b17" officeooo:paragraph-rsid="00173b17"/>
    </style:style>
    <style:style style:name="P69" style:family="paragraph" style:parent-style-name="Text_20_body" style:list-style-name="L35">
      <style:text-properties officeooo:rsid="00173b17" officeooo:paragraph-rsid="00173b17"/>
    </style:style>
    <style:style style:name="P70" style:family="paragraph" style:parent-style-name="Text_20_body" style:list-style-name="L28">
      <style:text-properties officeooo:rsid="002bc384" officeooo:paragraph-rsid="002bc384"/>
    </style:style>
    <style:style style:name="P71" style:family="paragraph" style:parent-style-name="Text_20_body" style:list-style-name="L29">
      <style:text-properties officeooo:rsid="0017bca3" officeooo:paragraph-rsid="0017bca3"/>
    </style:style>
    <style:style style:name="P72" style:family="paragraph" style:parent-style-name="Text_20_body" style:list-style-name="L30">
      <style:text-properties officeooo:rsid="0017bca3" officeooo:paragraph-rsid="0017bca3"/>
    </style:style>
    <style:style style:name="P73" style:family="paragraph" style:parent-style-name="Text_20_body" style:list-style-name="L36">
      <style:text-properties officeooo:rsid="0017bca3" officeooo:paragraph-rsid="0017bca3"/>
    </style:style>
    <style:style style:name="P74" style:family="paragraph" style:parent-style-name="Text_20_body" style:list-style-name="L30">
      <style:text-properties officeooo:rsid="0030a997" officeooo:paragraph-rsid="0030a997"/>
    </style:style>
    <style:style style:name="P75" style:family="paragraph" style:parent-style-name="Text_20_body" style:list-style-name="L31">
      <style:text-properties officeooo:paragraph-rsid="0032018b"/>
    </style:style>
    <style:style style:name="P76" style:family="paragraph" style:parent-style-name="Text_20_body" style:list-style-name="L32">
      <style:text-properties officeooo:rsid="001cb5c5" officeooo:paragraph-rsid="001cb5c5"/>
    </style:style>
    <style:style style:name="P77" style:family="paragraph" style:parent-style-name="Text_20_body">
      <style:text-properties officeooo:rsid="0032018b" officeooo:paragraph-rsid="0032018b"/>
    </style:style>
    <style:style style:name="P78" style:family="paragraph" style:parent-style-name="Text_20_body" style:list-style-name="L4">
      <style:text-properties officeooo:rsid="0032018b" officeooo:paragraph-rsid="0032018b"/>
    </style:style>
    <style:style style:name="P79" style:family="paragraph" style:parent-style-name="Text_20_body">
      <style:text-properties officeooo:rsid="00327351" officeooo:paragraph-rsid="00327351"/>
    </style:style>
    <style:style style:name="P80" style:family="paragraph" style:parent-style-name="Text_20_body" style:list-style-name="L39">
      <style:text-properties officeooo:rsid="003366a2" officeooo:paragraph-rsid="003366a2"/>
    </style:style>
    <style:style style:name="P81" style:family="paragraph" style:parent-style-name="Text_20_body" style:list-style-name="L39">
      <style:text-properties officeooo:paragraph-rsid="003366a2"/>
    </style:style>
    <style:style style:name="P82" style:family="paragraph" style:parent-style-name="Text_20_body" style:list-style-name="L40">
      <style:text-properties officeooo:paragraph-rsid="00350e4c"/>
    </style:style>
    <style:style style:name="P83" style:family="paragraph" style:parent-style-name="Text_20_body" style:list-style-name="L40">
      <style:text-properties officeooo:rsid="00350e4c" officeooo:paragraph-rsid="003600d6"/>
    </style:style>
    <style:style style:name="P84" style:family="paragraph" style:parent-style-name="Text_20_body" style:list-style-name="L40">
      <style:text-properties officeooo:rsid="003600d6" officeooo:paragraph-rsid="003600d6"/>
    </style:style>
    <style:style style:name="P85" style:family="paragraph" style:parent-style-name="Text_20_body" style:list-style-name="L40">
      <style:text-properties officeooo:rsid="003600d6" officeooo:paragraph-rsid="00361cf2"/>
    </style:style>
    <style:style style:name="P86" style:family="paragraph" style:parent-style-name="Text_20_body" style:list-style-name="L40">
      <style:text-properties officeooo:rsid="00361cf2" officeooo:paragraph-rsid="00361cf2"/>
    </style:style>
    <style:style style:name="P87" style:family="paragraph" style:parent-style-name="Text_20_body" style:list-style-name="L41">
      <style:text-properties officeooo:rsid="0037f843" officeooo:paragraph-rsid="0037f843"/>
    </style:style>
    <style:style style:name="P88" style:family="paragraph" style:parent-style-name="Text_20_body" style:list-style-name="L41">
      <style:text-properties officeooo:rsid="0039439c" officeooo:paragraph-rsid="0039439c"/>
    </style:style>
    <style:style style:name="P89" style:family="paragraph" style:parent-style-name="Text_20_body" style:list-style-name="L42">
      <style:text-properties officeooo:rsid="0039f5f2" officeooo:paragraph-rsid="0039f5f2"/>
    </style:style>
    <style:style style:name="P90" style:family="paragraph" style:parent-style-name="Text_20_body">
      <style:text-properties officeooo:rsid="0039f5f2" officeooo:paragraph-rsid="0039f5f2"/>
    </style:style>
    <style:style style:name="P91" style:family="paragraph" style:parent-style-name="Text_20_body" style:list-style-name="L43">
      <style:text-properties officeooo:paragraph-rsid="0041109b"/>
    </style:style>
    <style:style style:name="P92" style:family="paragraph" style:parent-style-name="Text_20_body" style:list-style-name="L43">
      <style:text-properties officeooo:rsid="0041109b" officeooo:paragraph-rsid="0041109b"/>
    </style:style>
    <style:style style:name="P93" style:family="paragraph" style:parent-style-name="Text_20_body" style:list-style-name="L44">
      <style:text-properties officeooo:paragraph-rsid="0041109b"/>
    </style:style>
    <style:style style:name="P94" style:family="paragraph" style:parent-style-name="Text_20_body" style:list-style-name="L43">
      <style:text-properties officeooo:rsid="0041b0b7" officeooo:paragraph-rsid="0041b0b7"/>
    </style:style>
    <style:style style:name="P95" style:family="paragraph" style:parent-style-name="Text_20_body">
      <style:paragraph-properties fo:margin-left="0.4925in" fo:margin-right="0in" fo:text-indent="0in" style:auto-text-indent="false"/>
      <style:text-properties officeooo:rsid="0041109b" officeooo:paragraph-rsid="0041109b"/>
    </style:style>
    <style:style style:name="P96" style:family="paragraph" style:parent-style-name="Heading_20_1">
      <style:text-properties officeooo:rsid="000a4272" officeooo:paragraph-rsid="000a4272"/>
    </style:style>
    <style:style style:name="P97" style:family="paragraph" style:parent-style-name="Heading_20_1">
      <style:text-properties officeooo:rsid="0032018b" officeooo:paragraph-rsid="0032018b"/>
    </style:style>
    <style:style style:name="P98" style:family="paragraph" style:parent-style-name="Heading_20_3">
      <style:text-properties officeooo:rsid="000dd38d" officeooo:paragraph-rsid="000dd38d"/>
    </style:style>
    <style:style style:name="P99" style:family="paragraph" style:parent-style-name="Heading_20_3">
      <style:text-properties officeooo:rsid="00146c36" officeooo:paragraph-rsid="00146c36"/>
    </style:style>
    <style:style style:name="P100" style:family="paragraph" style:parent-style-name="Heading_20_3">
      <style:text-properties officeooo:paragraph-rsid="00146c36"/>
    </style:style>
    <style:style style:name="P101" style:family="paragraph" style:parent-style-name="Heading_20_3">
      <style:text-properties officeooo:paragraph-rsid="0032018b"/>
    </style:style>
    <style:style style:name="P102" style:family="paragraph" style:parent-style-name="Heading_20_3">
      <style:text-properties officeooo:rsid="00327351" officeooo:paragraph-rsid="00327351"/>
    </style:style>
    <style:style style:name="T1" style:family="text">
      <style:text-properties officeooo:rsid="000aec17"/>
    </style:style>
    <style:style style:name="T2" style:family="text">
      <style:text-properties officeooo:rsid="000bbf28"/>
    </style:style>
    <style:style style:name="T3" style:family="text">
      <style:text-properties officeooo:rsid="000cc79f"/>
    </style:style>
    <style:style style:name="T4" style:family="text">
      <style:text-properties officeooo:rsid="000dd38d"/>
    </style:style>
    <style:style style:name="T5" style:family="text">
      <style:text-properties officeooo:rsid="000eb3e0"/>
    </style:style>
    <style:style style:name="T6" style:family="text">
      <style:text-properties officeooo:rsid="001222d0"/>
    </style:style>
    <style:style style:name="T7" style:family="text">
      <style:text-properties officeooo:rsid="0012f7f2"/>
    </style:style>
    <style:style style:name="T8" style:family="text">
      <style:text-properties officeooo:rsid="00144b81"/>
    </style:style>
    <style:style style:name="T9" style:family="text">
      <style:text-properties officeooo:rsid="00146c36"/>
    </style:style>
    <style:style style:name="T10" style:family="text">
      <style:text-properties officeooo:rsid="001577f4"/>
    </style:style>
    <style:style style:name="T11" style:family="text">
      <style:text-properties officeooo:rsid="0017bca3"/>
    </style:style>
    <style:style style:name="T12" style:family="text">
      <style:text-properties officeooo:rsid="001b7f91"/>
    </style:style>
    <style:style style:name="T13" style:family="text">
      <style:text-properties officeooo:rsid="001cb5c5"/>
    </style:style>
    <style:style style:name="T14" style:family="text">
      <style:text-properties officeooo:rsid="001e1c31"/>
    </style:style>
    <style:style style:name="T15" style:family="text">
      <style:text-properties officeooo:rsid="001e8a2d"/>
    </style:style>
    <style:style style:name="T16" style:family="text">
      <style:text-properties officeooo:rsid="0021faa6"/>
    </style:style>
    <style:style style:name="T17" style:family="text">
      <style:text-properties officeooo:rsid="0022f713"/>
    </style:style>
    <style:style style:name="T18" style:family="text">
      <style:text-properties officeooo:rsid="0024bdb4"/>
    </style:style>
    <style:style style:name="T19" style:family="text">
      <style:text-properties officeooo:rsid="0026aa70"/>
    </style:style>
    <style:style style:name="T20" style:family="text">
      <style:text-properties officeooo:rsid="0028548a"/>
    </style:style>
    <style:style style:name="T21" style:family="text">
      <style:text-properties officeooo:rsid="002b6ba2"/>
    </style:style>
    <style:style style:name="T22" style:family="text">
      <style:text-properties officeooo:rsid="002e2baa"/>
    </style:style>
    <style:style style:name="T23" style:family="text">
      <style:text-properties officeooo:rsid="0030753e"/>
    </style:style>
    <style:style style:name="T24" style:family="text">
      <style:text-properties officeooo:rsid="0030a997"/>
    </style:style>
    <style:style style:name="T25" style:family="text">
      <style:text-properties officeooo:rsid="0030eb03"/>
    </style:style>
    <style:style style:name="T26" style:family="text">
      <style:text-properties officeooo:rsid="0032018b"/>
    </style:style>
    <style:style style:name="T27" style:family="text">
      <style:text-properties officeooo:rsid="00327351"/>
    </style:style>
    <style:style style:name="T28" style:family="text">
      <style:text-properties officeooo:rsid="003366a2"/>
    </style:style>
    <style:style style:name="T29" style:family="text">
      <style:text-properties officeooo:rsid="00350e4c"/>
    </style:style>
    <style:style style:name="T30" style:family="text">
      <style:text-properties officeooo:rsid="003600d6"/>
    </style:style>
    <style:style style:name="T31" style:family="text">
      <style:text-properties officeooo:rsid="00361cf2"/>
    </style:style>
    <style:style style:name="T32" style:family="text">
      <style:text-properties officeooo:rsid="0037f843"/>
    </style:style>
    <style:style style:name="T33" style:family="text">
      <style:text-properties fo:font-style="italic" officeooo:rsid="0037f843" style:font-style-asian="italic" style:font-style-complex="italic"/>
    </style:style>
    <style:style style:name="T34" style:family="text">
      <style:text-properties style:text-position="super 58%" officeooo:rsid="0037f843"/>
    </style:style>
    <style:style style:name="T35" style:family="text">
      <style:text-properties style:text-position="0% 100%"/>
    </style:style>
    <style:style style:name="T36" style:family="text">
      <style:text-properties officeooo:rsid="0039439c"/>
    </style:style>
    <style:style style:name="T37" style:family="text">
      <style:text-properties officeooo:rsid="0039bea0"/>
    </style:style>
    <style:style style:name="T38" style:family="text">
      <style:text-properties officeooo:rsid="0039f5f2"/>
    </style:style>
    <style:style style:name="T39" style:family="text">
      <style:text-properties officeooo:rsid="003b6085"/>
    </style:style>
    <style:style style:name="T40" style:family="text">
      <style:text-properties officeooo:rsid="003c6fe5"/>
    </style:style>
    <style:style style:name="T41" style:family="text">
      <style:text-properties officeooo:rsid="0041b0b7"/>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0.9846in" fo:text-indent="-0.25in" fo:margin-left="0.9846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2346in" fo:text-indent="-0.25in" fo:margin-left="1.2346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4846in" fo:text-indent="-0.25in" fo:margin-left="1.4846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7346in" fo:text-indent="-0.25in" fo:margin-left="1.7346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9846in" fo:text-indent="-0.25in" fo:margin-left="1.9846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2346in" fo:text-indent="-0.25in" fo:margin-left="2.2346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4846in" fo:text-indent="-0.25in" fo:margin-left="2.4846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7346in" fo:text-indent="-0.25in" fo:margin-left="2.7346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9846in" fo:text-indent="-0.25in" fo:margin-left="2.9846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2346in" fo:text-indent="-0.25in" fo:margin-left="3.2346in"/>
        </style:list-level-properties>
      </text:list-level-style-bullet>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in" fo:text-indent="-0.25in" fo:margin-left="3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mulation Support for CAN <text:span text:style-name="T5">devices</text:span></text:p>
      <text:p text:style-name="P13">In FRC-WPI Robot designs </text:p>
      <text:p text:style-name="P14">(2016)</text:p>
      <text:p text:style-name="P7"/>
      <text:h text:style-name="P96" text:outline-level="1">Motivation</text:h>
      <text:p text:style-name="P7">One of the main factors that limits the more widespread use of simulation in FRC robot development <text:span text:style-name="T5">and testing </text:span>is the lack of support for CAN devices (specifically motor controllers) <text:span text:style-name="T25">which are</text:span> now the de-facto standard in new <text:span text:style-name="T1">FRC </text:span>designs.</text:p>
      <text:h text:style-name="P96" text:outline-level="1"><text:span text:style-name="T25">Investigation </text:span>Objectives</text:h>
      <text:list xml:id="list643907615411460671" text:style-name="L1">
        <text:list-item>
          <text:p text:style-name="P17">To develop a set of software tools that will allow robot source code to contain CAN class objects and functions that can be compiled for both simulation and deployment targets</text:p>
        </text:list-item>
        <text:list-item>
          <text:p text:style-name="P18">To require as little additional coding effort as possible from student programmers to add simulation support to their robot project code</text:p>
        </text:list-item>
        <text:list-item>
          <text:p text:style-name="P19">To require as little modification as possible to the Eclipse project <text:span text:style-name="T2">environment or </text:span>properties to support both <text:span text:style-name="T2">deploy and simulation </text:span>build types</text:p>
        </text:list-item>
        <text:list-item>
          <text:p text:style-name="P18">To make sure that <text:span text:style-name="T3">adding simulation support doesn't degrade efficiency (or in other ways impact) the code used for hardware deployment</text:span></text:p>
        </text:list-item>
        <text:list-item>
          <text:p text:style-name="P19">To simplify simulating CAN motors in the Solidworks exporter <text:span text:style-name="T2">and to also fix other problems that currently exist</text:span></text:p>
        </text:list-item>
        <text:list-item>
          <text:p text:style-name="P19">To offer the solution <text:span text:style-name="T2">(or solutions) obtained </text:span>to as wide an audience as possible in the First community</text:p>
        </text:list-item>
      </text:list>
      <text:h text:style-name="Heading_20_3" text:outline-level="3">Limitations</text:h>
      <text:list xml:id="list3102592429329157610" text:style-name="L2">
        <text:list-item>
          <text:p text:style-name="P20">Only CANTalon devices will be supported (no CANJaguar etc.)</text:p>
        </text:list-item>
        <text:list-item>
          <text:p text:style-name="P20">Eclipse C++ projects only initially (no Java support)</text:p>
        </text:list-item>
        <text:list-item>
          <text:p text:style-name="P20">Not all CANTalon functionality will be supported <text:span text:style-name="T4">(e.g. see below)</text:span></text:p>
        </text:list-item>
        <text:list-item>
          <text:p text:style-name="P21">Performance and behavior in simulation will not necessarily match that observed on hardware</text:p>
        </text:list-item>
      </text:list>
      <text:h text:style-name="Heading_20_3" text:outline-level="3">Supported features</text:h>
      <text:list xml:id="list5903088022462799240" text:style-name="L3">
        <text:list-item>
          <text:p text:style-name="P22">Multiple PID controller channels (CANTalons currently offer 2)</text:p>
        </text:list-item>
        <text:list-item>
          <text:p text:style-name="P22"><text:soft-page-break/>Internal “Hard” limit switches</text:p>
        </text:list-item>
        <text:list-item>
          <text:p text:style-name="P22">Built in QuadEncoder</text:p>
        </text:list-item>
        <text:list-item>
          <text:p text:style-name="P22">Soft limits</text:p>
        </text:list-item>
      </text:list>
      <text:h text:style-name="P98" text:outline-level="3">Unsupported features</text:h>
      <text:list xml:id="list451969056998858549" text:style-name="L4">
        <text:list-item>
          <text:p text:style-name="P23">Other feedback devices (e.g. potentiometers) </text:p>
        </text:list-item>
        <text:list-item>
          <text:p text:style-name="P23">Hardware based Limit switch behavior (e.g. normally open, closed etc.)</text:p>
        </text:list-item>
        <text:list-item>
          <text:p text:style-name="P23">Hardware based encoder properties (in simulation all encoders are 360 ticks per revolution)</text:p>
        </text:list-item>
        <text:list-item>
          <text:p text:style-name="P78">Motion profiles</text:p>
        </text:list-item>
      </text:list>
      <text:h text:style-name="P96" text:outline-level="1"><text:span text:style-name="T22">Investigation</text:span> <text:span text:style-name="T6">Outline</text:span></text:h>
      <text:p text:style-name="P8">There are several possible approaches that can be envisioned that would meet the stated objectives with varying degrees of success. <text:span text:style-name="T6">It is planned that all of these will be investigated to some degree</text:span></text:p>
      <text:h text:style-name="P100" text:outline-level="3"><text:span text:style-name="T24">Build Separate CAN dynamic library</text:span></text:h>
      <text:p text:style-name="P10"/>
      <text:p text:style-name="Text_20_body">Develop a stand-alone <text:span text:style-name="T12">(Linux) </text:span>dynamic link library (.so) and header file that adds support for CAN devices</text:p>
      <text:p text:style-name="P9"><text:span text:style-name="T9">Note: </text:span>In the linux_simulate wpi source tree the header files for the CANTalon class are not included so there is no naming conflict if a new set of files that define a (simulation only) CANTalon class are used to build the library</text:p>
      <text:p text:style-name="P2">Details</text:p>
      <text:list xml:id="list886606179412067688" text:style-name="L5">
        <text:list-item>
          <text:p text:style-name="P24">A new project “SimCanLib” was added to the 159 git MentorRepository</text:p>
        </text:list-item>
      </text:list>
      <text:list xml:id="list8754224795202114346" text:style-name="L6">
        <text:list-item>
          <text:p text:style-name="P29">~/MentorRepository/Software/workspace/SimCanLib</text:p>
        </text:list-item>
      </text:list>
      <text:list xml:id="list135600815999390" text:continue-list="list886606179412067688" text:style-name="L5">
        <text:list-item>
          <text:p text:style-name="P24">SimCanLib is a dynamic library project that includes “CANTalon.h” and CANTalon.cpp and produces SimCan.so as it's build artifact</text:p>
        </text:list-item>
        <text:list-item>
          <text:p text:style-name="P24">As part of the SimCan project build process CANTalon.h and SimCan.so are copied to the user's ~/wpilib/simulation directory (which is where Eclipse looks for simulation libraries and header files by default)</text:p>
        </text:list-item>
      </text:list>
      <text:p text:style-name="P1">Pros</text:p>
      <text:list xml:id="list1402695617674599611" text:style-name="L7">
        <text:list-item>
          <text:p text:style-name="P31">Minimal impact on WPI simulation library build environment and process</text:p>
        </text:list-item>
        <text:list-item>
          <text:p text:style-name="P31"><text:span text:style-name="T6">C</text:span>an be developed entirely as a special Eclipse project</text:p>
        </text:list-item>
        <text:list-item>
          <text:p text:style-name="P33"><text:soft-page-break/>Source control requires 159 github repository only</text:p>
        </text:list-item>
      </text:list>
      <text:p text:style-name="P1">Cons</text:p>
      <text:list xml:id="list7041978994543782770" text:style-name="L8">
        <text:list-item>
          <text:p text:style-name="P32">Requires <text:span text:style-name="T10">some </text:span>(minor) modifications to user source code</text:p>
        </text:list-item>
      </text:list>
      <text:list xml:id="list5604087867120535387" text:style-name="L9">
        <text:list-item>
          <text:p text:style-name="P25">need to add: #include “CANtalon.h” <text:span text:style-name="T7">to most source files (</text:span>since it isn't included in “WPILib.h” in simulation<text:span text:style-name="T7">)</text:span></text:p>
        </text:list-item>
      </text:list>
      <text:list xml:id="list135601355369322" text:continue-list="list7041978994543782770" text:style-name="L8">
        <text:list-item>
          <text:p text:style-name="P32">Requires minor modifications to project build properties</text:p>
        </text:list-item>
      </text:list>
      <text:list xml:id="list8471427194758470385" text:style-name="L10">
        <text:list-item>
          <text:p text:style-name="P26">need to modify <text:span text:style-name="T7">c++ </text:span>build properties to <text:span text:style-name="T7">add</text:span> <text:span text:style-name="T7">the </text:span>library SimCan</text:p>
        </text:list-item>
      </text:list>
      <text:list xml:id="list135601923977018" text:continue-list="list135601355369322" text:style-name="L8">
        <text:list-item>
          <text:p text:style-name="P34">Difficult to migrate this solution upwards <text:span text:style-name="T9">or merge in changes from wpi </text:span>since it is not part of the “allwpilib” project</text:p>
        </text:list-item>
      </text:list>
      <text:p text:style-name="P2">Status </text:p>
      <text:list xml:id="list2614970609502599957" text:style-name="L11">
        <text:list-item>
          <text:p text:style-name="P27"><text:span text:style-name="T8">This investigation</text:span> has been completed and tested on <text:span text:style-name="T7">a </text:span>modified <text:span text:style-name="T7">version of the </text:span>2016 “<text:span text:style-name="T7">SimulatedRobot</text:span>” project <text:span text:style-name="T7">(SimCanLibTest)</text:span></text:p>
        </text:list-item>
      </text:list>
      <text:list xml:id="list4235500698686244806" text:style-name="L12">
        <text:list-item>
          <text:p text:style-name="P30"><text:span text:style-name="T9">see: </text:span>~/MentorRepository/Software/workspace/SimCanLibTest</text:p>
        </text:list-item>
      </text:list>
      <text:list xml:id="list135601874703282" text:continue-list="list2614970609502599957" text:style-name="L11">
        <text:list-item>
          <text:p text:style-name="P28">All GPMotor objects and function calls <text:span text:style-name="T7">in SimulatedRobot </text:span>replaced by CANTalon equivalents</text:p>
        </text:list-item>
        <text:list-item>
          <text:p text:style-name="P28">Added <text:span text:style-name="T10">and tested </text:span>“soft limit” code to Holder that uses built-in (emulated) CANTalon encoder</text:p>
        </text:list-item>
      </text:list>
      <text:h text:style-name="P99" text:outline-level="3">Add <text:span text:style-name="T20">Simulated </text:span>CAN support to standard WPI library</text:h>
      <text:p text:style-name="P10"/>
      <text:p text:style-name="Text_20_body">Modify the wpi code and build process to include support for CAN devices to the currently used simulation library</text:p>
      <text:p text:style-name="P3">Details</text:p>
      <text:list xml:id="list5168691097380789853" text:style-name="L13">
        <text:list-item>
          <text:p text:style-name="P35">checkout allwpilib</text:p>
        </text:list-item>
        <text:list-item>
          <text:p text:style-name="P39">Create a local branch “test” in the github project “allwpilib”</text:p>
        </text:list-item>
        <text:list-item>
          <text:p text:style-name="P39">Modify scripts in test branch to add CANTalon support in simulation build</text:p>
        </text:list-item>
        <text:list-item>
          <text:p text:style-name="P39">Use CANTalon source and header files developed as described above</text:p>
        </text:list-item>
      </text:list>
      <text:p text:style-name="P3">Pros</text:p>
      <text:list xml:id="list1644116264984873065" text:style-name="L14">
        <text:list-item>
          <text:p text:style-name="P40">Requires no changes to the user source code or project build properties</text:p>
        </text:list-item>
        <text:list-item>
          <text:p text:style-name="P40">Easier to merge in changes from wpi and offers a possible upward migration path</text:p>
        </text:list-item>
      </text:list>
      <text:p text:style-name="P3"><text:soft-page-break/>Cons</text:p>
      <text:list xml:id="list2397073971787763335" text:style-name="L15">
        <text:list-item>
          <text:p text:style-name="P43">Requires building a customized version of the wpi simulation library</text:p>
        </text:list-item>
      </text:list>
      <text:list xml:id="list4962448521951935707" text:style-name="L16">
        <text:list-item>
          <text:p text:style-name="P44">However, this needs to be done anyway since there are critical bugs in the current wpi simulation code that need to be patched</text:p>
        </text:list-item>
      </text:list>
      <text:list xml:id="list135601232961953" text:continue-list="list2397073971787763335" text:style-name="L15">
        <text:list-item>
          <text:p text:style-name="P41">Requires installing modified files to user's ~/wpilib/<text:span text:style-name="T10">simulation directory </text:span></text:p>
        </text:list-item>
      </text:list>
      <text:list xml:id="list3598292811839880620" text:style-name="L17">
        <text:list-item>
          <text:p text:style-name="P45">Also currently needed because of reason given above</text:p>
        </text:list-item>
      </text:list>
      <text:list xml:id="list135602195528943" text:continue-list="list135601232961953" text:style-name="L15">
        <text:list-item>
          <text:p text:style-name="P43"><text:span text:style-name="T21">Unc</text:span>lear how to manage source code control between team 159 MentorRepository and allwpilib git repositories</text:p>
        </text:list-item>
        <text:list-item>
          <text:p text:style-name="P49">Stand-alone library <text:span text:style-name="T20">test </text:span>project <text:span text:style-name="T20">should(?)</text:span> generate link errors once CANTalon.so has bee<text:span text:style-name="T20">n</text:span> included in wpi library (libwpilibcSim.so) <text:span text:style-name="T21">unless </text:span></text:p>
        </text:list-item>
      </text:list>
      <text:p text:style-name="P3"><text:span text:style-name="T16">Notes</text:span> </text:p>
      <text:list xml:id="list5416901064449677853" text:style-name="L18">
        <text:list-item>
          <text:p text:style-name="P36">Checked out allwpilib from First repo</text:p>
        </text:list-item>
      </text:list>
      <text:list xml:id="list3931330856060862140" text:style-name="L19">
        <text:list-item>
          <text:p text:style-name="P37">git clone https://usfirst.collab.net/gerrit/p/allwpilib.git</text:p>
        </text:list-item>
      </text:list>
      <text:list xml:id="list135601984985137" text:continue-list="list5416901064449677853" text:style-name="L18">
        <text:list-item>
          <text:p text:style-name="P50">Created a test branch in allwpilib <text:span text:style-name="T17">and switched to it</text:span></text:p>
        </text:list-item>
      </text:list>
      <text:list xml:id="list2474670547143911930" text:style-name="L20">
        <text:list-item>
          <text:p text:style-name="P38">cd allpilib</text:p>
        </text:list-item>
        <text:list-item>
          <text:p text:style-name="P53">git branch test</text:p>
        </text:list-item>
        <text:list-item>
          <text:p text:style-name="P53">git checkout test</text:p>
        </text:list-item>
      </text:list>
      <text:list xml:id="list135602008418659" text:continue-list="list135601984985137" text:style-name="L18">
        <text:list-item>
          <text:p text:style-name="P54">Checked bug fixes for simulated PIDController etc. into test branch</text:p>
        </text:list-item>
      </text:list>
      <text:p text:style-name="P11"><text:tab/>modified: <text:s text:c="2"/>wpilibc/simulation/src/Notifier.cpp </text:p>
      <text:p text:style-name="P11"><text:tab/>modified: <text:s text:c="2"/>wpilibc/simulation/src/PIDController.cpp </text:p>
      <text:p text:style-name="P11"><text:tab/>modified: <text:s text:c="2"/>wpilibc/simulation/src/simulation/SimContinuousOutput.cpp</text:p>
      <text:list xml:id="list135602002235795" text:continue-numbering="true" text:style-name="L18">
        <text:list-item>
          <text:p text:style-name="P55">Was able to build a wpi simulation library (wpilibcSim.so) that included <text:span text:style-name="T16">CANTalon</text:span>.cpp and <text:span text:style-name="T16">CANTalon</text:span>.h by copying those files from the MentorRepository SimCanLib project into the allwpilib/simulate src and include directories and then running “./gradlew build -PmakeSim” from ~/allwpilib</text:p>
        </text:list-item>
      </text:list>
      <text:list xml:id="list1873857259547249845" text:style-name="L21">
        <text:list-item>
          <text:p text:style-name="P51">Added #include “CANTalon.h” to the bottom of “WPILib.h”</text:p>
          <text:list>
            <text:list-item>
              <text:p text:style-name="P51">Order <text:span text:style-name="T23">is </text:span>important since headers for member objects (Encoder etc) must in included first</text:p>
            </text:list-item>
          </text:list>
        </text:list-item>
        <text:list-item>
          <text:p text:style-name="P51">Removed #include “CANTalon.h” from CANTalon.cpp</text:p>
          <text:list>
            <text:list-item>
              <text:p text:style-name="P57">Not needed anymore since <text:s/><text:span text:style-name="T16">CANTalon.h </text:span>is now included in WPILib.h</text:p>
            </text:list-item>
          </text:list>
        </text:list-item>
      </text:list>
      <text:list xml:id="list135601286413260" text:continue-list="list135602002235795" text:style-name="L18">
        <text:list-item>
          <text:p text:style-name="P50"><text:span text:style-name="T19">T</text:span>o package <text:s/>headers, plugins and libraries into a single directory (simulation) that can then be <text:soft-page-break/>copied (or tarred) into ~/wpilib execute the following from a command shell in the top level allwpilib directory:</text:p>
        </text:list-item>
      </text:list>
      <text:list xml:id="list4316768271787696756" text:style-name="L22">
        <text:list-item>
          <text:p text:style-name="P52">./gradlew :wpilibc:wpilibcSimCopy -PmakeSim</text:p>
        </text:list-item>
        <text:list-item>
          <text:p text:style-name="P58">directories copied into ~/allwpilib/build/install/simulation</text:p>
        </text:list-item>
      </text:list>
      <text:list xml:id="list135602286555993" text:continue-list="list135601286413260" text:style-name="L18">
        <text:list-item>
          <text:p text:style-name="P59">To create a zip file for installation</text:p>
        </text:list-item>
      </text:list>
      <text:list xml:id="list9184545026244507847" text:style-name="L23">
        <text:list-item>
          <text:p text:style-name="P60">./gradlew -PmakeSim simulation:zip</text:p>
        </text:list-item>
        <text:list-item>
          <text:p text:style-name="P60">zip file created: ~/allwpilib/simulation/build/distributions/simulation-trusty.zip</text:p>
        </text:list-item>
        <text:list-item>
          <text:p text:style-name="P61">to install into ~/wpilib execute from <text:span text:style-name="T18">~/allwpilib/simulation/build/distributions</text:span></text:p>
          <text:list>
            <text:list-item>
              <text:p text:style-name="P61">unzip simulation-trusty.zip -d ~/wpilib/simulation</text:p>
            </text:list-item>
          </text:list>
        </text:list-item>
      </text:list>
      <text:list xml:id="list135602484527530" text:continue-list="list135602286555993" text:style-name="L18">
        <text:list-item>
          <text:p text:style-name="P46">Tested SimCanTest using allwpilib headers and libraries</text:p>
        </text:list-item>
      </text:list>
      <text:list xml:id="list1237748730862176694" text:style-name="L24">
        <text:list-item>
          <text:p text:style-name="P47">Removed Sim<text:span text:style-name="T21">Can</text:span> from linker library list and did a clean build</text:p>
        </text:list-item>
        <text:list-item>
          <text:p text:style-name="P48">gazebo simulation worked (as before <text:span text:style-name="T21">when </text:span>using <text:span text:style-name="T21">lib</text:span>Sim<text:span text:style-name="T21">Can</text:span>.so as additional library)</text:p>
        </text:list-item>
      </text:list>
      <text:p text:style-name="P6">TODO</text:p>
      <text:list xml:id="list4549368165884641290" text:style-name="L25">
        <text:list-item>
          <text:p text:style-name="P56">Come up with a method to combine allwpilib and 159 Mentor git repository trees and a better library installation plan</text:p>
        </text:list-item>
      </text:list>
      <text:h text:style-name="P99" text:outline-level="3">Add CAN device support to Solidworks exporter</text:h>
      <text:p text:style-name="P10"/>
      <text:p text:style-name="Text_20_body">Integrate CAN devices directly in both the Solidworks exporter and <text:span text:style-name="T4">c++ </text:span>Software components </text:p>
      <text:p text:style-name="P4">Details</text:p>
      <text:list xml:id="list1684139304786954658" text:style-name="L26">
        <text:list-item>
          <text:p text:style-name="P62">Set up a windows build environment to generate Solidworks “GazeboExporter” add-on</text:p>
        </text:list-item>
      </text:list>
      <text:list xml:id="list3226763634143466576" text:style-name="L27">
        <text:list-item>
          <text:p text:style-name="P63">Obtain and install free FRC Solidworks student version</text:p>
        </text:list-item>
        <text:list-item>
          <text:p text:style-name="P63">Obtain and install free Microsoft 2015 VisualStudio (community version)</text:p>
        </text:list-item>
      </text:list>
      <text:list xml:id="list135601827082140" text:continue-list="list1684139304786954658" text:style-name="L26">
        <text:list-item>
          <text:p text:style-name="P62">Clone the gazebo exporter github project and create a local branch for testing</text:p>
        </text:list-item>
      </text:list>
      <text:list xml:id="list4011663854604957341" text:style-name="L28">
        <text:list-item>
          <text:p text:style-name="P70">git clone <text:s/>https://usfirst.collab.net/gerrit/p/gazebo_exporter.git</text:p>
        </text:list-item>
      </text:list>
      <text:list xml:id="list135600983476442" text:continue-list="list135601827082140" text:style-name="L26">
        <text:list-item>
          <text:p text:style-name="P62">Modify the Solidworks Gazebo Robot “Manage” UI to add a CANMotor option with additional entry fields to support built-in encoder and limit swit<text:span text:style-name="T11">c</text:span>h interfaces</text:p>
        </text:list-item>
        <text:list-item>
          <text:p text:style-name="P62">Modify the add-on source code to produce special sections in the exported sdf file that support CAN devices</text:p>
        </text:list-item>
        <text:list-item>
          <text:p text:style-name="P62"><text:soft-page-break/>Create a new CAN Talon plugin that can be used to send and receive messages to gazebo</text:p>
        </text:list-item>
        <text:list-item>
          <text:p text:style-name="P62">Modify the CANTalon source code to interact with the new plugin (instead of the dc_motor plugin that the base class Talon uses)</text:p>
        </text:list-item>
      </text:list>
      <text:p text:style-name="P4">Pros</text:p>
      <text:list xml:id="list6651928429358130856" text:style-name="L29">
        <text:list-item>
          <text:p text:style-name="P71">Offers integrated support for CAN devices <text:span text:style-name="T15">at both CAD and software levels</text:span></text:p>
        </text:list-item>
        <text:list-item>
          <text:p text:style-name="P71">Can merge in changes from upstream gazebo exporter project</text:p>
        </text:list-item>
      </text:list>
      <text:p text:style-name="P4">Cons</text:p>
      <text:list xml:id="list1237633346387604822" text:style-name="L30">
        <text:list-item>
          <text:p text:style-name="P64"><text:span text:style-name="T15">For Solidworks support n</text:span>eed to install custom <text:span text:style-name="T11">built dynamic linked libraries (</text:span>dll<text:span text:style-name="T11">s)</text:span> in<text:span text:style-name="T15">to</text:span> <text:span text:style-name="T15">end u</text:span>ser's <text:a xlink:type="simple" xlink:href="../../../../../../../C:/Program">C:/Program</text:a> Files/<text:span text:style-name="T11">GazeboExporter/GazeboExporter directory</text:span></text:p>
        </text:list-item>
        <text:list-item>
          <text:p text:style-name="P72">Need to develop a special CAN <text:span text:style-name="T15">Linux </text:span>plug-in and modify c++ code to use it</text:p>
        </text:list-item>
        <text:list-item>
          <text:p text:style-name="P42"><text:span text:style-name="T15">As in other strategies, r</text:span>equires installing modified files to <text:span text:style-name="T15">end </text:span>user's ~/wpilib/<text:span text:style-name="T10">simulation directory (plugins etc)</text:span></text:p>
        </text:list-item>
        <text:list-item>
          <text:p text:style-name="P74">Need to figure out how to do source control without pushing to remote wpi-first repo</text:p>
        </text:list-item>
      </text:list>
      <text:p text:style-name="P5"><text:span text:style-name="T22">Notes</text:span> </text:p>
      <text:list xml:id="list6674153526822683156" text:style-name="L31">
        <text:list-item>
          <text:p text:style-name="P65">Was able to <text:span text:style-name="T11">import</text:span> <text:span text:style-name="T11">the</text:span> <text:span text:style-name="T14">github </text:span>GazeboExporte<text:span text:style-name="T11">r </text:span>c# project <text:span text:style-name="T14">into </text:span>VisualStudio, <text:span text:style-name="T14">build it and </text:span>test it in Solidworks</text:p>
        </text:list-item>
      </text:list>
      <text:list xml:id="list8274940949365229837" text:style-name="L32">
        <text:list-item>
          <text:p text:style-name="P76">VS has a nice Debug feature that starts up Solidworks automatically for testing</text:p>
        </text:list-item>
      </text:list>
      <text:list xml:id="list135601061583724" text:continue-list="list6674153526822683156" text:style-name="L31">
        <text:list-item>
          <text:p text:style-name="P66">Fixed <text:span text:style-name="T11">an </text:span>existing bug in <text:span text:style-name="T11">the </text:span>current code pertaining to internal limit switches</text:p>
        </text:list-item>
      </text:list>
      <text:list xml:id="list6561793518635736670" text:style-name="L33">
        <text:list-item>
          <text:p text:style-name="P67">Original code prevents setting lower bounds for limit switches to something &gt;0</text:p>
        </text:list-item>
      </text:list>
      <text:list xml:id="list135602053459918" text:continue-list="list135601061583724" text:style-name="L31">
        <text:list-item>
          <text:p text:style-name="P66">Fixed <text:span text:style-name="T11">a </text:span>plug-in naming compatibility <text:span text:style-name="T11">problem </text:span>in <text:span text:style-name="T11">the original</text:span> code</text:p>
        </text:list-item>
      </text:list>
      <text:list xml:id="list4300900807701562692" text:style-name="L34">
        <text:list-item>
          <text:p text:style-name="P68">current exporter uses older “libgz_dc_motor” (e.g.) naming convention for plug-ins but 2016 wpi plug-ins are <text:span text:style-name="T11">now </text:span>named “libdc_motor” etc.</text:p>
        </text:list-item>
      </text:list>
      <text:list xml:id="list135601796755648" text:continue-list="list135602053459918" text:style-name="L31">
        <text:list-item>
          <text:p text:style-name="P66">Modified code to add a new CANMotor device to <text:span text:style-name="T11">the object </text:span>palette <text:span text:style-name="T11">bar</text:span></text:p>
        </text:list-item>
        <text:list-item>
          <text:p text:style-name="P66">Modified code to produce different sdf output for CANMotor than original Simple Motor object</text:p>
        </text:list-item>
      </text:list>
      <text:list xml:id="list298178539234412007" text:style-name="L35">
        <text:list-item>
          <text:p text:style-name="P69">replaced “./pwm/1” etc. in plugin section with “./can/1” <text:span text:style-name="T13">etc.</text:span></text:p>
        </text:list-item>
      </text:list>
      <text:list xml:id="list135601571138041" text:continue-list="list135601796755648" text:style-name="L31">
        <text:list-item>
          <text:p text:style-name="P75"><text:span text:style-name="T26">Modified CAN Motor dialog box in Visual Studio to include extra fields for limit switches</text:span></text:p>
        </text:list-item>
      </text:list>
      <text:p text:style-name="P6">TODO</text:p>
      <text:list xml:id="list1842593904375340708" text:style-name="L36">
        <text:list-item>
          <text:p text:style-name="P73"><text:span text:style-name="T24">D</text:span>evelop new CANTalon plugin and modify c++ code to use it</text:p>
        </text:list-item>
        <text:list-item>
          <text:p text:style-name="P73"><text:soft-page-break/>Add encoder and limit switch properties to CANMotor code in Solidworks exporter</text:p>
        </text:list-item>
      </text:list>
      <text:h text:style-name="P97" text:outline-level="1">Conclusions</text:h>
      <text:h text:style-name="P101" text:outline-level="3"><text:span text:style-name="T26">Development </text:span></text:h>
      <text:p text:style-name="P77">Of the three investigations that were carried out the second (add CANtalon support to allwpilib simulation build) seems to provide the best compromise between <text:span text:style-name="T27">providing user</text:span> <text:span text:style-name="T27">functionality</text:span> and the amount of <text:span text:style-name="T40">additional </text:span>support and development <text:span text:style-name="T40">effort</text:span> required to implement. Modifying the Solidworks exporter to include <text:span text:style-name="T27">a separate CANmotor device and dialog might be something that could be considered in the future. However, it isn't clear what real benefit that would provide over the existing interface which uses PWM and DIO channels to map the functionality required to emulate the built in CANTalon motor, limit switches and encoder features. The current paradigm also has advantage that it better emulates the need to attach physical hardware (e.g. real limit switches and encoders) to a joint in the hardware phase of the design.</text:span></text:p>
      <text:h text:style-name="P102" text:outline-level="3">Implementation</text:h>
      <text:p text:style-name="P16">Development Status</text:p>
      <text:list xml:id="list8969889652721255497" text:style-name="L39">
        <text:list-item>
          <text:p text:style-name="P81"><text:span text:style-name="T28">The c++ code required to implement the (limited) CANtalon functionality described previously has been written and is provided in two files (CANTalon.h and CANTalon.cpp) that have been added to the allwpilib/wpilibc/simulation include and src directories respectively. The version of WPILib.h in the simulation include directory has also been modified to add “CANTalon.h” to the list of included header files.</text:span></text:p>
        </text:list-item>
        <text:list-item>
          <text:p text:style-name="P80">The allwpilib source tree has also been modified to fix the Bugs described above for the simulated PIDController class, etc.</text:p>
        </text:list-item>
        <text:list-item>
          <text:p text:style-name="P80">A test application project (SimCanTest) has also been created <text:span text:style-name="T29">and</text:span> is based on the SimulatedRobot project <text:span text:style-name="T29">that was developed in parallel to the team's 2016 competition robot project that uses (simulated) CANtalon functions exclusively to control and access the encoders and limit switches that were used in the design.</text:span></text:p>
        </text:list-item>
      </text:list>
      <text:p text:style-name="P15">Source Code Control <text:span text:style-name="T31">Details</text:span></text:p>
      <text:list xml:id="list3443590540718681326" text:style-name="L40">
        <text:list-item>
          <text:p text:style-name="P82"><text:span text:style-name="T28">The repository that contains the modified allwpilib source code and test project is available at the FRCTeam159 <text:s/>github website (</text:span><text:a xlink:type="simple" xlink:href="https://github.com/FRCTeam159/MentorRepository"><text:span text:style-name="T28">https://github.com/FRCTeam159/MentorRepository</text:span></text:a><text:span text:style-name="T28">)</text:span></text:p>
        </text:list-item>
        <text:list-item>
          <text:p text:style-name="P83">The<text:span text:style-name="T30"> </text:span>allwpilib <text:span text:style-name="T30">source code is contained as an eclipse project at Software/workspace/allwpilib in the MentorRepository. The source tree in the project directory was based on the latest released allwpilib version first checked out from </text:span><text:a xlink:type="simple" xlink:href="https://usfirst.collab.net/gerrit/p/allwpilib.git"><text:span text:style-name="T30">https://usfirst.collab.net/gerrit/p/allwpilib.git</text:span></text:a><text:span text:style-name="T30"> and then modified to include the bug fixes and simulated CANTalon support described above.</text:span></text:p>
          <text:p text:style-name="P84">When the WPI allwpilib git project was added to the team's MentorRepository only the original <text:soft-page-break/>and modified source <text:span text:style-name="T31">tree</text:span> was committed <text:span text:style-name="T40">(</text:span>since git doesn't <text:span text:style-name="T40">push</text:span> nested “.git” directories<text:span text:style-name="T40">)</text:span></text:p>
        </text:list-item>
        <text:list-item>
          <text:p text:style-name="P85"><text:span text:style-name="T31">A</text:span> <text:span text:style-name="T40">special</text:span> branch “cantest”was created to contain the <text:span text:style-name="T36">S</text:span>olidworks Gazebo exporter <text:span text:style-name="T31">investigation code. The visual studio gazebo_exporter project was first cloned from </text:span><text:a xlink:type="simple" xlink:href="https://usfirst.collab.net/gerrit/p/gazebo_exporter.git"><text:span text:style-name="T31">https://usfirst.collab.net/gerrit/p/gazebo_exporter.git</text:span></text:a><text:span text:style-name="T31"> and added to the </text:span>MentorRepository <text:span text:style-name="T31">at Solidworks/GazeboExporter/gazebo_exporter. </text:span></text:p>
          <text:p text:style-name="P85"><text:span text:style-name="T31">As for the case of allwpilib only the source tree was committed to the team's repo (not the First/WPI cloned “.git” repository directory)</text:span></text:p>
          <text:p text:style-name="P86">The “master” branch contains the code changes that support the bug fixes and CANTalon simulation enhancement consistent with the previous Solidworks exporter paradigm</text:p>
        </text:list-item>
        <text:list-item>
          <text:p text:style-name="P86">Merging and <text:span text:style-name="T32">pushing</text:span> from/<text:span text:style-name="T32">to</text:span> the external <text:span text:style-name="T32">3</text:span><text:span text:style-name="T34">rd</text:span><text:span text:style-name="T32"> party </text:span>repos<text:span text:style-name="T32">itories</text:span></text:p>
          <text:p text:style-name="P86">If the <text:span text:style-name="T32">Team159 </text:span>MentorRepository is checked out on a new system the (modified) source trees for the First/WPI allwpilib and gazebo_exporter projects <text:span text:style-name="T32">will</text:span> be available in the subdirectories described previously. It should then be possible to add the <text:span text:style-name="T32">original </text:span>repositories <text:span text:style-name="T32">for these projects using a clone or other operation which </text:span><text:span text:style-name="T33">should</text:span><text:span text:style-name="T32"> support command line merges etc. from the remote URLs while in the directory that contains the .git subdirectory (note: this hasn't actually been tried yet)</text:span></text:p>
        </text:list-item>
      </text:list>
      <text:p text:style-name="P15">Building</text:p>
      <text:list xml:id="list7169407657022786705" text:style-name="L41">
        <text:list-item>
          <text:p text:style-name="P87">allwpilib</text:p>
          <text:p text:style-name="P88">for simulation purposes the allwpilib project needs to be built from an Ubuntu 14.04 operating system environment (either native or using a virtual machine)</text:p>
          <text:p text:style-name="P88">the <text:span text:style-name="T37">allwpilib build process uses “gradle”. Instructions can be found in the README.md file in the top level directory. <text:s/></text:span></text:p>
        </text:list-item>
      </text:list>
      <text:list xml:id="list8551768813168514094" text:style-name="L44">
        <text:list-item>
          <text:list>
            <text:list-item>
              <text:p text:style-name="P93"><text:span text:style-name="T36">./gradlew build -PmakeSim <text:s text:c="3"/>(creates build/install sub-directory)</text:span></text:p>
            </text:list-item>
          </text:list>
        </text:list-item>
      </text:list>
      <text:list xml:id="list7727578349960864954" text:style-name="L43">
        <text:list-item>
          <text:list>
            <text:list-item>
              <text:p text:style-name="P91"><text:span text:style-name="T36">./gradlew wpilibc:allcsim -PmakeSim (builds libraries)</text:span></text:p>
            </text:list-item>
            <text:list-item>
              <text:p text:style-name="P91"><text:span text:style-name="T36">./gradlew simulation:zip -PmakeSim (packages header files into a single directory)</text:span></text:p>
            </text:list-item>
          </text:list>
        </text:list-item>
      </text:list>
      <text:p text:style-name="P95"><text:span text:style-name="T41">Following the above operations m</text:span>ost of the files needed for simulation will be <text:span text:style-name="T41">present </text:span>in allwpilib/build/install/simulation but to make a complete tar file for export the gz_msgs lib and header files should also be <text:span text:style-name="T41">built and </text:span>copied into this directory</text:p>
      <text:list xml:id="list135602118032590" text:continue-numbering="true" text:style-name="L43">
        <text:list-item>
          <text:list>
            <text:list-item>
              <text:p text:style-name="P92">./gradlew wpilibc:gz_msgs -PmakeSim </text:p>
            </text:list-item>
            <text:list-item>
              <text:p text:style-name="P94">cp -R ~/allwpilib/build/simulation/gz_msgs/generated/simulation/gz_msgs ~/allwpilib/build/install/simulation/include</text:p>
            </text:list-item>
            <text:list-item>
              <text:p text:style-name="P94">cp ~/allwpilib/build/simulation/gz_msgs/libgz_msgs.so ~/allwpilib/build/install/simulation/lib</text:p>
            </text:list-item>
          </text:list>
        </text:list-item>
      </text:list>
      <text:list xml:id="list135600861521171" text:continue-list="list7169407657022786705" text:style-name="L41">
        <text:list-item>
          <text:p text:style-name="P88"><text:soft-page-break/>gazebo_exporter</text:p>
          <text:p text:style-name="P88">This project must be build in a Windows environment using Visual Studio (e.g. the free “Community” version that can be downloaded from Microsoft)</text:p>
          <text:p text:style-name="P88">Check out the “cantest” branch in the MentorRepository to continue the work-in-progress for a built in Solidworks CANMotor device or the “master” branch to just get the bug fixes for the existing exporter (e.g. fix limit switch problem etc)</text:p>
          <text:p text:style-name="P88">To build the project, start VS and open the “GazeboExporter.sln” solution project in MentorRepository/Solidworks/GazeboExporter/gazebo_exporter</text:p>
          <text:p text:style-name="P88">Building either the Debug or release configuration will produce a GazeboExporter.dll file that can be copied to the <text:a xlink:type="simple" xlink:href="../../../../../../../../C:/Program">C:\Program</text:a> Files\GazeboExporter directory on the Windows computer for testing or use from outside Visual Studio</text:p>
        </text:list-item>
      </text:list>
      <text:p text:style-name="P15"><text:span text:style-name="T38">Installation</text:span></text:p>
      <text:list xml:id="list8768084834100765923" text:style-name="L42">
        <text:list-item>
          <text:p text:style-name="P89">For convenience a tar file (wpilib.simulation.tar) that includes linux libraries and header files that support CANtalon simulation has been placed in ~/Robotics/MentorRepository/patches</text:p>
        </text:list-item>
        <text:list-item>
          <text:p text:style-name="P89">To install in Ubuntu, untar wpilib.simulation.tar file <text:span text:style-name="T39">into </text:span><text:s/><text:span text:style-name="T39">~/wpilib </text:span>(e.g. tar -xf wpilib.simulation.tar -C ~/wpi<text:span text:style-name="T39">lib</text:span>)</text:p>
        </text:list-item>
      </text:list>
      <text:p text:style-name="P90"/>
      <text:p text:style-name="P79"/>
      <text:h text:style-name="Heading_20_1" text:outline-level="1"/>
      <text:p text:style-name="P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style: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color="#808080" fo:font-size="14pt" fo:font-weight="bold" style:font-size-asian="14pt" style:font-weight-asian="bold" style:font-size-complex="14pt"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1">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4-30T08:40:40.470916187</meta:creation-date>
    <meta:generator>LibreOffice/4.2.8.2$Linux_X86_64 LibreOffice_project/420m0$Build-2</meta:generator>
    <dc:date>2016-05-12T13:56:00.485234758</dc:date>
    <meta:editing-duration>PT12H14M45S</meta:editing-duration>
    <meta:editing-cycles>31</meta:editing-cycles>
    <meta:document-statistic meta:table-count="0" meta:image-count="0" meta:object-count="0" meta:page-count="9" meta:paragraph-count="168" meta:word-count="2284" meta:character-count="15270" meta:non-whitespace-character-count="13244"/>
  </office:meta>
</office:document-meta>
</file>